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00000048D0000008D1DD89292B50459B7.png" manifest:media-type="image/png"/>
  <manifest:file-entry manifest:full-path="Pictures/100000000000022B000000B60C2F24B92B2B8AE2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6.294cm"/>
    </style:style>
    <style:style style:name="Tableau2.B" style:family="table-column">
      <style:table-column-properties style:column-width="5.039cm"/>
    </style:style>
    <style:style style:name="Tableau2.C" style:family="table-column">
      <style:table-column-properties style:column-width="5.67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d1eb34" officeooo:paragraph-rsid="00d1eb34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d1eb34" officeooo:paragraph-rsid="00d1eb34" style:font-weight-asian="bold" style:font-size-complex="12pt" style:font-weight-complex="bold"/>
    </style:style>
    <style:style style:name="P10" style:family="paragraph" style:parent-style-name="Title">
      <style:paragraph-properties fo:margin-top="0cm" fo:margin-bottom="0.499cm" style:contextual-spacing="false"/>
      <style:text-properties officeooo:paragraph-rsid="00964088"/>
    </style:style>
    <style:style style:name="P11" style:family="paragraph" style:parent-style-name="Text_20_body">
      <style:text-properties officeooo:paragraph-rsid="00d1eb34"/>
    </style:style>
    <style:style style:name="P12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paragraph-rsid="00d1eb34"/>
    </style:style>
    <style:style style:name="P13" style:family="paragraph" style:parent-style-name="Text_20_body">
      <style:paragraph-properties fo:margin-top="0cm" fo:margin-bottom="0.199cm" style:contextual-spacing="false"/>
      <style:text-properties style:font-name="Liberation Sans1" fo:font-size="12pt" fo:font-style="normal" fo:font-weight="normal" officeooo:rsid="00052faa" officeooo:paragraph-rsid="00d38ea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style:font-name="Liberation Sans1" fo:font-size="12pt" fo:font-style="normal" fo:font-weight="normal" officeooo:rsid="00052faa" officeooo:paragraph-rsid="00e6572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top="0cm" fo:margin-bottom="0.199cm" style:contextual-spacing="false"/>
      <style:text-properties style:font-name="Liberation Sans1" fo:font-size="12pt" fo:font-style="normal" fo:font-weight="normal" officeooo:rsid="00d85668" officeooo:paragraph-rsid="00d98ae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text-properties officeooo:paragraph-rsid="00de8d7c"/>
    </style:style>
    <style:style style:name="P17" style:family="paragraph" style:parent-style-name="Text_20_body">
      <style:paragraph-properties fo:margin-top="0cm" fo:margin-bottom="0.101cm" style:contextual-spacing="false"/>
      <style:text-properties officeooo:paragraph-rsid="00de8d7c"/>
    </style:style>
    <style:style style:name="P18" style:family="paragraph" style:parent-style-name="Text_20_body">
      <style:text-properties officeooo:paragraph-rsid="00e014cc"/>
    </style:style>
    <style:style style:name="P19" style:family="paragraph" style:parent-style-name="Text_20_body">
      <style:paragraph-properties fo:text-align="justify" style:justify-single-word="false"/>
      <style:text-properties officeooo:paragraph-rsid="00de8d7c"/>
    </style:style>
    <style:style style:name="P20" style:family="paragraph" style:parent-style-name="Caption">
      <style:paragraph-properties fo:margin-top="0cm" fo:margin-bottom="0.21cm" style:contextual-spacing="false" fo:text-align="center" style:justify-single-word="false"/>
    </style:style>
    <style:style style:name="P21" style:family="paragraph" style:parent-style-name="Text_20_body">
      <style:paragraph-properties fo:margin-top="0cm" fo:margin-bottom="0.199cm" style:contextual-spacing="false"/>
      <style:text-properties officeooo:paragraph-rsid="00e65720"/>
    </style:style>
    <style:style style:name="P22" style:family="paragraph" style:parent-style-name="Text_20_body">
      <style:paragraph-properties fo:margin-top="0.199cm" fo:margin-bottom="0.4cm" style:contextual-spacing="false"/>
      <style:text-properties officeooo:paragraph-rsid="00dbd0eb"/>
    </style:style>
    <style:style style:name="P23" style:family="paragraph" style:parent-style-name="Text_20_body">
      <style:paragraph-properties fo:text-align="start" style:justify-single-word="false"/>
      <style:text-properties officeooo:paragraph-rsid="00e65720"/>
    </style:style>
    <style:style style:name="P24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e928b3"/>
    </style:style>
    <style:style style:name="P25" style:family="paragraph" style:parent-style-name="Text_20_body">
      <style:text-properties fo:font-weight="normal" officeooo:rsid="00ccf584" officeooo:paragraph-rsid="00ccf584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weight="normal" officeooo:rsid="00ef5c3b" officeooo:paragraph-rsid="00ef5c3b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weight="normal" officeooo:rsid="00e3ad13" officeooo:paragraph-rsid="00ef5c3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f026ba" officeooo:paragraph-rsid="00f6689b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weight="normal" officeooo:rsid="00f142ba" officeooo:paragraph-rsid="00f026ba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weight="normal" officeooo:rsid="00f6689b" officeooo:paragraph-rsid="00f6689b" style:font-weight-asian="normal" style:font-weight-complex="normal"/>
    </style:style>
    <style:style style:name="P31" style:family="paragraph" style:parent-style-name="Text_20_body">
      <style:paragraph-properties fo:margin-top="0cm" fo:margin-bottom="0.199cm" style:contextual-spacing="false"/>
      <style:text-properties officeooo:paragraph-rsid="00e928b3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577448" officeooo:paragraph-rsid="00f6689b" style:font-weight-asian="bold" style:font-weight-complex="bold"/>
    </style:style>
    <style:style style:name="P33" style:family="paragraph" style:parent-style-name="Table_20_Contents">
      <style:text-properties fo:font-weight="bold" officeooo:rsid="00577448" officeooo:paragraph-rsid="00f6689b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577448" officeooo:paragraph-rsid="00f6689b"/>
    </style:style>
    <style:style style:name="P35" style:family="paragraph" style:parent-style-name="Table_20_Contents">
      <style:paragraph-properties fo:text-align="start" style:justify-single-word="false"/>
      <style:text-properties officeooo:rsid="00577448" officeooo:paragraph-rsid="00f6689b"/>
    </style:style>
    <style:style style:name="P36" style:family="paragraph" style:parent-style-name="Table_20_Contents">
      <style:text-properties officeooo:rsid="00577448" officeooo:paragraph-rsid="00f6689b"/>
    </style:style>
    <style:style style:name="P37" style:family="paragraph" style:parent-style-name="Text_20_body">
      <style:paragraph-properties fo:text-align="justify" style:justify-single-word="false"/>
      <style:text-properties officeooo:rsid="00f026ba" officeooo:paragraph-rsid="00f026ba"/>
    </style:style>
    <style:style style:name="P38" style:family="paragraph" style:parent-style-name="Text_20_body">
      <style:paragraph-properties fo:text-align="justify" style:justify-single-word="false"/>
      <style:text-properties officeooo:rsid="00f6689b" officeooo:paragraph-rsid="00f6689b"/>
    </style:style>
    <style:style style:name="P39" style:family="paragraph" style:parent-style-name="Table_20_Contents">
      <style:paragraph-properties fo:text-align="center" style:justify-single-word="false"/>
      <style:text-properties fo:color="#3465a4" loext:opacity="100%" fo:font-size="12pt" officeooo:rsid="00fa9ac5" officeooo:paragraph-rsid="00fa9ac5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color="#3465a4" loext:opacity="100%" fo:font-size="12pt" officeooo:rsid="00fdb10d" officeooo:paragraph-rsid="00fdb10d" style:font-size-complex="12pt"/>
    </style:style>
    <style:style style:name="P41" style:family="paragraph" style:parent-style-name="Heading_20_1">
      <style:text-properties style:font-name="Liberation Sans" fo:font-weight="bold" officeooo:rsid="00cc3452" officeooo:paragraph-rsid="00cc3452" style:font-name-asian="Microsoft YaHei" style:font-weight-asian="bold" style:font-name-complex="Mangal1" style:font-weight-complex="bold"/>
    </style:style>
    <style:style style:name="P42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43" style:family="paragraph" style:parent-style-name="Text_20_body" style:list-style-name="L1">
      <style:paragraph-properties fo:margin-top="0cm" fo:margin-bottom="0cm" style:contextual-spacing="false"/>
      <style:text-properties officeooo:paragraph-rsid="00e65720"/>
    </style:style>
    <style:style style:name="P44" style:family="paragraph" style:parent-style-name="Text_20_body" style:list-style-name="L1">
      <style:paragraph-properties fo:margin-top="0cm" fo:margin-bottom="0cm" style:contextual-spacing="false"/>
      <style:text-properties style:font-name="Liberation Sans1" fo:font-size="12pt" fo:font-style="normal" fo:font-weight="normal" officeooo:rsid="00d85668" officeooo:paragraph-rsid="00e65720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text-properties style:font-name="Liberation Sans1" fo:font-size="12pt" fo:font-weight="normal" officeooo:rsid="00d1eb34" officeooo:paragraph-rsid="00d1eb34" style:font-size-asian="12pt" style:font-weight-asian="normal" style:font-size-complex="12pt" style:font-weight-complex="normal"/>
    </style:style>
    <style:style style:name="P46" style:family="paragraph" style:parent-style-name="Text_20_body" style:list-style-name="L2">
      <style:paragraph-properties fo:text-align="justify" style:justify-single-word="false"/>
      <style:text-properties fo:font-weight="normal" officeooo:rsid="00ef5c3b" officeooo:paragraph-rsid="00ef5c3b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font-weight="normal" officeooo:rsid="00f72ded" officeooo:paragraph-rsid="00f72ded" style:font-weight-asian="normal" style:font-weight-complex="normal"/>
    </style:style>
    <style:style style:name="P48" style:family="paragraph" style:parent-style-name="Text_20_body">
      <style:text-properties fo:color="#3465a4" loext:opacity="100%" style:font-name="Liberation Sans1" fo:font-size="12pt" fo:font-weight="normal" officeooo:rsid="00faf95f" officeooo:paragraph-rsid="00faf95f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cm" fo:margin-bottom="0cm" style:contextual-spacing="false"/>
      <style:text-properties officeooo:paragraph-rsid="00e65720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0dbd0eb"/>
    </style:style>
    <style:style style:name="P5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0ae75"/>
    </style:style>
    <style:style style:name="T2" style:family="text">
      <style:text-properties officeooo:rsid="00f56613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officeooo:rsid="00eaefce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officeooo:rsid="00cb2ca7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e06261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style:font-name-asian="Microsoft YaHei" style:font-name-complex="Mangal1"/>
    </style:style>
    <style:style style:name="T12" style:family="text">
      <style:text-properties style:font-name="Liberation Sans" officeooo:rsid="00cc3452" style:font-name-asian="Microsoft YaHei" style:font-name-complex="Mangal1"/>
    </style:style>
    <style:style style:name="T13" style:family="text">
      <style:text-properties style:font-name="Liberation Sans" officeooo:rsid="00cd718c" style:font-name-asian="Microsoft YaHei" style:font-name-complex="Mangal1"/>
    </style:style>
    <style:style style:name="T14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Liberation Sans1" fo:font-style="normal" fo:font-weight="normal" officeooo:rsid="00f1e2b8" style:font-style-asian="normal" style:font-weight-asian="normal" style:font-style-complex="normal" style:font-weight-complex="normal"/>
    </style:style>
    <style:style style:name="T16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ans1" fo:font-size="12pt" fo:font-weight="normal" officeooo:rsid="00d0af76" style:font-size-asian="12pt" style:font-weight-asian="normal" style:font-size-complex="12pt" style:font-weight-complex="normal"/>
    </style:style>
    <style:style style:name="T18" style:family="text">
      <style:text-properties style:font-name="Liberation Sans1" fo:font-size="12pt" fo:font-weight="normal" officeooo:rsid="00d1eb34" style:font-size-asian="12pt" style:font-weight-asian="normal" style:font-size-complex="12pt" style:font-weight-complex="normal"/>
    </style:style>
    <style:style style:name="T19" style:family="text">
      <style:text-properties style:font-name="Liberation Sans1" fo:font-size="12pt" fo:font-weight="normal" officeooo:rsid="00fc2175" style:font-size-asian="12pt" style:font-weight-asian="normal" style:font-size-complex="12pt" style:font-weight-complex="normal"/>
    </style:style>
    <style:style style:name="T20" style:family="text">
      <style:text-properties style:font-name="Liberation Sans1" fo:font-size="12pt" fo:font-style="normal" fo:font-weight="normal" officeooo:rsid="00052fa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ans1" fo:font-size="12pt" fo:font-style="normal" fo:font-weight="normal" officeooo:rsid="00d85668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ans1" fo:font-size="12pt" fo:font-style="normal" fo:font-weight="normal" officeooo:rsid="00e928b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ans1" fo:font-size="12pt" fo:font-style="normal" fo:font-weight="normal" officeooo:rsid="00feb7e7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ans1" fo:font-size="12pt" fo:font-style="normal" style:text-underline-style="none" fo:font-weight="normal" officeooo:rsid="00964088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ans1" fo:font-size="12pt" fo:font-style="normal" style:text-underline-style="none" fo:font-weight="normal" officeooo:rsid="00de8d7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ans1" fo:font-size="12pt" fo:font-style="normal" style:text-underline-style="none" fo:font-weight="normal" officeooo:rsid="00e014c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ans1" fo:font-size="12pt" fo:font-style="normal" style:text-underline-style="none" fo:font-weight="normal" officeooo:rsid="00e0626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ans1" fo:font-size="12pt" fo:font-style="normal" style:text-underline-style="none" fo:font-weight="normal" officeooo:rsid="00e6572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ans1" fo:font-size="12pt" fo:font-style="normal" style:text-underline-style="none" fo:font-weight="normal" officeooo:rsid="00f142ba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position="super 58%"/>
    </style:style>
    <style:style style:name="T31" style:family="text">
      <style:text-properties style:text-position="super 58%" style:font-name="Liberation Sans1" fo:font-size="12pt" fo:font-weight="normal" officeooo:rsid="00d1eb34" style:font-size-asian="12pt" style:font-weight-asian="normal" style:font-size-complex="12pt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ccf584" style:font-weight-asian="normal" style:font-weight-complex="normal"/>
    </style:style>
    <style:style style:name="T34" style:family="text">
      <style:text-properties fo:font-weight="normal" officeooo:rsid="00d0af76" style:font-weight-asian="normal" style:font-weight-complex="normal"/>
    </style:style>
    <style:style style:name="T35" style:family="text">
      <style:text-properties fo:font-weight="normal" officeooo:rsid="00e014cc" style:font-weight-asian="normal" style:font-weight-complex="normal"/>
    </style:style>
    <style:style style:name="T36" style:family="text">
      <style:text-properties fo:font-weight="normal" officeooo:rsid="00e06261" style:font-weight-asian="normal" style:font-weight-complex="normal"/>
    </style:style>
    <style:style style:name="T37" style:family="text">
      <style:text-properties fo:font-weight="normal" officeooo:rsid="00f142ba" style:font-weight-asian="normal" style:font-weight-complex="normal"/>
    </style:style>
    <style:style style:name="T38" style:family="text">
      <style:text-properties fo:font-weight="normal" officeooo:rsid="00f1c5df" style:font-weight-asian="normal" style:font-weight-complex="normal"/>
    </style:style>
    <style:style style:name="T39" style:family="text">
      <style:text-properties text:display="none"/>
    </style:style>
    <style:style style:name="T40" style:family="text">
      <style:text-properties officeooo:rsid="00cf5dd5"/>
    </style:style>
    <style:style style:name="T41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officeooo:rsid="00dbd0eb"/>
    </style:style>
    <style:style style:name="T4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dbd0eb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dcc803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de8d7c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e014cc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e06261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e350cb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e928b3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ef5c3b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f142ba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bold" officeooo:rsid="00de8d7c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none" fo:font-weight="bold" officeooo:rsid="00dcc803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solid" style:text-underline-width="auto" style:text-underline-color="font-color" fo:font-weight="bold" officeooo:rsid="00de8d7c" style:font-style-asian="normal" style:font-weight-asian="bold" style:font-style-complex="normal" style:font-weight-complex="bold"/>
    </style:style>
    <style:style style:name="T56" style:family="text">
      <style:text-properties officeooo:rsid="00ee1c7b"/>
    </style:style>
    <style:style style:name="T57" style:family="text">
      <style:text-properties officeooo:rsid="00f1c5df"/>
    </style:style>
    <style:style style:name="T58" style:family="text">
      <style:text-properties officeooo:rsid="0059114e"/>
    </style:style>
    <style:style style:name="T59" style:family="text">
      <style:text-properties fo:color="#3465a4" loext:opacity="100%" style:font-name="Liberation Sans1" fo:font-size="12pt" fo:font-style="normal" fo:font-weight="normal" officeooo:rsid="00feb7e7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3465a4" loext:opacity="100%" style:font-name="Liberation Sans1" fo:font-size="12pt" fo:font-style="normal" fo:font-weight="normal" officeooo:rsid="00ff599d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3465a4" loext:opacity="100%" style:font-name="Liberation Sans1" fo:font-size="12pt" fo:font-style="normal" fo:font-weight="normal" officeooo:rsid="00ffdb7e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officeooo:rsid="00fbd5f0"/>
    </style:style>
    <style:style style:name="T63" style:family="text">
      <style:text-properties officeooo:rsid="00fc2175"/>
    </style:style>
    <style:style style:name="T64" style:family="text">
      <style:text-properties officeooo:rsid="00fe121c"/>
    </style:style>
    <style:style style:name="T65" style:family="text">
      <style:text-properties style:use-window-font-color="true" loext:opacity="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loext:opacity="0%" style:text-outline="false" style:text-line-through-style="none" style:text-line-through-type="none" style:text-position="-33% 58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fo:padding="0.049cm" fo:border="0.06pt solid #2a6099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15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9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4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8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10"><text:span text:style-name="T6">TD</text:span><text:span text:style-name="T7">6</text:span><text:span text:style-name="T9"> – </text:span><text:span text:style-name="T10">Filtrage du signal</text:span></text:p>
      <text:h text:style-name="P41" text:outline-level="1">Étude du filtre</text:h>
      <text:p text:style-name="P25"><text:span text:style-name="T11">À la mise en route du système, l’affichage des courbes</text:span><text:span text:style-name="T12"> </text:span><text:span text:style-name="T11">ne correspond pas au résultat atte</text:span><text:span text:style-name="T13">ndu. Des perturbations semblent induites par l’accouplement élastique.</text:span></text:p>
      <text:p text:style-name="P25"><draw:frame draw:style-name="fr2" draw:name="Cadre1" text:anchor-type="paragraph" svg:x="-0.9cm" svg:y="0.141cm" svg:width="10.167cm" draw:z-index="1"><draw:text-box fo:min-height="5.272cm"><text:p text:style-name="P20"><draw:frame draw:style-name="fr9" draw:name="Objet1" text:anchor-type="as-char" svg:width="10.167cm" style:rel-width="100%" svg:height="4.538cm" style:rel-height="scale" draw:z-index="2"><draw:object xlink:href="./Object 1" xlink:type="simple" xlink:show="embed" xlink:actuate="onLoad"/><draw:image xlink:href="./ObjectReplacements/Object 1" xlink:type="simple" xlink:show="embed" xlink:actuate="onLoad"/></draw:frame><text:span text:style-name="T40">Relevé de la c</text:span>ourbe <text:span text:style-name="T40">de la jauge </text:span>O </text:p></draw:text-box></draw:frame><draw:frame draw:style-name="fr1" draw:name="Cadre2" text:anchor-type="paragraph" svg:x="8.461cm" svg:y="0.141cm" svg:width="9.52cm" style:rel-width="56%" draw:z-index="3"><draw:text-box fo:min-height="5.29cm"><text:p text:style-name="P20"><draw:frame draw:style-name="fr9" draw:name="Objet2" text:anchor-type="as-char" svg:width="9.52cm" style:rel-width="100%" svg:height="4.531cm" style:rel-height="scale" draw:z-index="4"><draw:object xlink:href="./Object 2" xlink:type="simple" xlink:show="embed" xlink:actuate="onLoad"/><draw:image xlink:href="./ObjectReplacements/Object 2" xlink:type="simple" xlink:show="embed" xlink:actuate="onLoad"/></draw:frame><text:span text:style-name="T39"><text:line-break/></text:span>Courbe théorique <text:span text:style-name="T40">attendue</text:span></text:p></draw:text-box></draw:frame><text:s text:c="30"/></text:p>
      <text:p text:style-name="P23"><text:span text:style-name="T33"><text:s/></text:span><text:span text:style-name="T34">Afin d’atténuer les perturbations, il a été décidé de mettre en place un filtre analogique sur chaque voie à la sortie du conditionneur. La chaîne d’acquisition </text:span><text:span text:style-name="T17">peut se schématiser de la manière suivante :</text:span></text:p>
      <text:p text:style-name="P11"><draw:frame draw:style-name="fr3" draw:name="Image4" text:anchor-type="paragraph" svg:width="17cm" svg:height="2.057cm" draw:z-index="5"><draw:image xlink:href="Pictures/100000000000048D0000008D1DD89292B50459B7.png" xlink:type="simple" xlink:show="embed" xlink:actuate="onLoad" draw:mime-type="image/png"/></draw:frame><text:span text:style-name="T18"><text:tab/></text:span></text:p>
      <text:p text:style-name="P45">Quel type de filtre convient pour résoudre ce problème ?</text:p>
      <text:p text:style-name="P48"><text:span text:style-name="T62">Un f</text:span>iltre passe bas <text:span text:style-name="T62">convient à résoudre ce problème</text:span>.</text:p>
      <text:p text:style-name="P12"><text:span text:style-name="T18">La plage de mesure est déterminée entre 1000 et 2000 tr.m</text:span><text:span text:style-name="T19">n</text:span><text:span text:style-name="T31">-1, </text:span><text:span text:style-name="T18">complétez le tableau suivant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9">Vitesse de rotation en tr.m<text:span text:style-name="T63">n</text:span><text:span text:style-name="T30">-1</text:span></text:p>
          </table:table-cell>
          <table:table-cell table:style-name="Tableau2.A1" office:value-type="string">
            <text:p text:style-name="P9">Fréquence en Hz</text:p>
          </table:table-cell>
          <table:table-cell table:style-name="Tableau2.C1" office:value-type="string">
            <text:p text:style-name="P9">Fréquence parasite en Hz</text:p>
          </table:table-cell>
        </table:table-row>
        <table:table-row>
          <table:table-cell table:style-name="Tableau2.A2" office:value-type="string">
            <text:p text:style-name="P8">1000</text:p>
          </table:table-cell>
          <table:table-cell table:style-name="Tableau2.A2" office:value-type="string">
            <text:p text:style-name="P39">16,6<text:span text:style-name="T64">666666666666666666666666666666666666666</text:span>7</text:p>
          </table:table-cell>
          <table:table-cell table:style-name="Tableau2.C2" office:value-type="string">
            <text:p text:style-name="P40">50</text:p>
          </table:table-cell>
        </table:table-row>
        <table:table-row>
          <table:table-cell table:style-name="Tableau2.A2" office:value-type="string">
            <text:p text:style-name="P8">1200</text:p>
          </table:table-cell>
          <table:table-cell table:style-name="Tableau2.A2" office:value-type="string">
            <text:p text:style-name="P39">20</text:p>
          </table:table-cell>
          <table:table-cell table:style-name="Tableau2.C2" office:value-type="string">
            <text:p text:style-name="P40">60</text:p>
          </table:table-cell>
        </table:table-row>
        <table:table-row>
          <table:table-cell table:style-name="Tableau2.A2" office:value-type="string">
            <text:p text:style-name="P8">1500</text:p>
          </table:table-cell>
          <table:table-cell table:style-name="Tableau2.A2" office:value-type="string">
            <text:p text:style-name="P39">25</text:p>
          </table:table-cell>
          <table:table-cell table:style-name="Tableau2.C2" office:value-type="string">
            <text:p text:style-name="P40">75</text:p>
          </table:table-cell>
        </table:table-row>
        <table:table-row>
          <table:table-cell table:style-name="Tableau2.A2" office:value-type="string">
            <text:p text:style-name="P8">1800</text:p>
          </table:table-cell>
          <table:table-cell table:style-name="Tableau2.A2" office:value-type="string">
            <text:p text:style-name="P39">30</text:p>
          </table:table-cell>
          <table:table-cell table:style-name="Tableau2.C2" office:value-type="string">
            <text:p text:style-name="P40">90</text:p>
          </table:table-cell>
        </table:table-row>
        <table:table-row>
          <table:table-cell table:style-name="Tableau2.A2" office:value-type="string">
            <text:p text:style-name="P8">2000</text:p>
          </table:table-cell>
          <table:table-cell table:style-name="Tableau2.A2" office:value-type="string">
            <text:p text:style-name="P39">33,3<text:span text:style-name="T64">333333333333333333333333333333333333333</text:span>4</text:p>
          </table:table-cell>
          <table:table-cell table:style-name="Tableau2.C2" office:value-type="string">
            <text:p text:style-name="P40">100</text:p>
          </table:table-cell>
        </table:table-row>
      </table:table>
      <text:p text:style-name="P14">Pour résoudre le problème, on propose une structure de filtre de second ordre composée de 2 cellules RC.</text:p>
      <text:p text:style-name="P13"><draw:g text:anchor-type="paragraph" draw:z-index="8" draw:name="Forme4" draw:style-name="gr1"><draw:g draw:style-name="gr2"><draw:line draw:style-name="gr3" draw:text-style-name="P51" svg:x1="3.765cm" svg:y1="0.818cm" svg:x2="3.765cm" svg:y2="3.583cm"><text:p/></draw:line><draw:line draw:style-name="gr4" draw:text-style-name="P51" svg:x1="8.322cm" svg:y1="3.521cm" svg:x2="8.322cm" svg:y2="0.835cm"><text:p/></draw:line><draw:frame draw:style-name="gr5" draw:text-style-name="P53" svg:width="1.149cm" svg:height="0.84cm" svg:x="8.323cm" svg:y="1.739cm"><draw:text-box><text:p text:style-name="P52"><text:span text:style-name="T65">v</text:span><text:span text:style-name="T66">S</text:span></text:p></draw:text-box></draw:frame><draw:rect draw:style-name="gr6" draw:text-style-name="P54" svg:width="0.253cm" svg:height="0.659cm" draw:transform="rotate (-1.5707963267949) translate (4.09398611111111cm 2.07433333333333cm)"><text:p/></draw:rect><draw:line draw:style-name="gr3" draw:text-style-name="P51" svg:x1="0.485cm" svg:y1="0.819cm" svg:x2="7.965cm" svg:y2="0.819cm"><text:p/></draw:line><draw:rect draw:style-name="gr7" draw:text-style-name="P54" svg:width="1.969cm" svg:height="0.503cm" svg:x="1.308cm" svg:y="0.568cm"><text:p/></draw:rect><draw:frame draw:style-name="gr8" draw:text-style-name="P53" svg:width="1.315cm" svg:height="0.74cm" svg:x="1.965cm" svg:y="-0.06cm"><draw:text-box><text:p text:style-name="P52"><text:span text:style-name="T67">R</text:span></text:p></draw:text-box></draw:frame><draw:frame draw:style-name="gr8" draw:text-style-name="P53" svg:width="1.311cm" svg:height="0.74cm" svg:x="2.293cm" svg:y="1.88cm"><draw:text-box><text:p text:style-name="P52"><text:span text:style-name="T67">C</text:span></text:p></draw:text-box></draw:frame><draw:line draw:style-name="gr3" draw:text-style-name="P51" svg:x1="7.936cm" svg:y1="3.575cm" svg:x2="0.565cm" svg:y2="3.582cm"><text:p/></draw:line><draw:line draw:style-name="gr3" draw:text-style-name="P51" svg:x1="3.272cm" svg:y1="2.075cm" svg:x2="4.256cm" svg:y2="2.075cm"><text:p/></draw:line><draw:line draw:style-name="gr3" draw:text-style-name="P51" svg:x1="3.272cm" svg:y1="2.328cm" svg:x2="4.256cm" svg:y2="2.328cm"><text:p/></draw:line><draw:line draw:style-name="gr3" draw:text-style-name="P51" svg:x1="7.498cm" svg:y1="0.829cm" svg:x2="7.498cm" svg:y2="3.594cm"><text:p/></draw:line><draw:rect draw:style-name="gr6" draw:text-style-name="P54" svg:width="0.253cm" svg:height="0.657cm" draw:transform="rotate (-1.5707963267949) translate (7.82461111111111cm 2.08668055555556cm)"><text:p/></draw:rect><draw:rect draw:style-name="gr7" draw:text-style-name="P54" svg:width="1.969cm" svg:height="0.503cm" svg:x="5.039cm" svg:y="0.577cm"><text:p/></draw:rect><draw:frame draw:style-name="gr8" draw:text-style-name="P53" svg:width="1.313cm" svg:height="0.74cm" svg:x="5.695cm" svg:y="-0.051cm"><draw:text-box><text:p text:style-name="P52"><text:span text:style-name="T67">R</text:span></text:p></draw:text-box></draw:frame><draw:frame draw:style-name="gr8" draw:text-style-name="P53" svg:width="1.311cm" svg:height="0.74cm" svg:x="6.023cm" svg:y="1.887cm"><draw:text-box><text:p text:style-name="P52"><text:span text:style-name="T67">C</text:span></text:p></draw:text-box></draw:frame><draw:line draw:style-name="gr3" draw:text-style-name="P51" svg:x1="7.007cm" svg:y1="2.086cm" svg:x2="7.991cm" svg:y2="2.086cm"><text:p/></draw:line><draw:line draw:style-name="gr3" draw:text-style-name="P51" svg:x1="7.007cm" svg:y1="2.335cm" svg:x2="7.991cm" svg:y2="2.335cm"><text:p/></draw:line><draw:line draw:style-name="gr4" draw:text-style-name="P51" svg:x1="0.154cm" svg:y1="3.525cm" svg:x2="0.154cm" svg:y2="0.839cm"><text:p/></draw:line></draw:g><draw:line draw:style-name="gr4" draw:text-style-name="P51" svg:x1="4.408cm" svg:y1="3.503cm" svg:x2="4.408cm" svg:y2="1.012cm"><text:p/></draw:line><draw:frame draw:style-name="gr5" draw:text-style-name="P53" svg:width="1.149cm" svg:height="0.84cm" svg:x="4.408cm" svg:y="1.757cm"><draw:text-box><text:p text:style-name="P52"><text:span text:style-name="T65">v</text:span><text:span text:style-name="T66">i</text:span></text:p></draw:text-box></draw:frame></draw:g><text:s text:c="57"/></text:p>
      <text:p text:style-name="P21"><draw:frame text:anchor-type="paragraph" draw:z-index="6" draw:name="Forme2" draw:style-name="gr10" draw:text-style-name="P53" svg:width="1.19cm" svg:height="0.74cm" svg:x="2.641cm" svg:y="0.247cm"><draw:text-box><text:p text:style-name="P52"><text:span text:style-name="T67">R</text:span></text:p></draw:text-box></draw:frame><text:span text:style-name="T20"><text:s text:c="101"/>Pour rappel, </text:span><text:span text:style-name="T20"><draw:frame draw:style-name="fr8" draw:name="Objet3" text:anchor-type="as-char" svg:y="-0.621cm" svg:width="1.822cm" svg:height="1cm" draw:z-index="1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0"><text:s text:c="2"/></text:span></text:p>
      <text:p text:style-name="P21"><draw:frame text:anchor-type="paragraph" draw:z-index="7" draw:name="Forme3" draw:style-name="gr9" draw:text-style-name="P53" svg:width="1.149cm" svg:height="0.842cm" svg:x="-0.734cm" svg:y="0.023cm"><draw:text-box><text:p text:style-name="P52"><text:span text:style-name="T65">v</text:span><text:span text:style-name="T66">E</text:span></text:p></draw:text-box></draw:frame>On prendra : <text:s/><draw:frame draw:style-name="fr8" draw:name="Objet4" text:anchor-type="as-char" svg:y="-0.377cm" svg:width="1.84cm" svg:height="0.467cm" draw:z-index="15"><draw:object xlink:href="./Object 5" xlink:type="simple" xlink:show="embed" xlink:actuate="onLoad"/><draw:image xlink:href="./ObjectReplacements/Object 5" xlink:type="simple" xlink:show="embed" xlink:actuate="onLoad"/><svg:desc>formule</svg:desc></draw:frame><text:s/>et<text:span text:style-name="T20"> </text:span><text:span text:style-name="T20"><draw:frame draw:style-name="fr6" draw:name="1" text:anchor-type="as-char" svg:width="1.737cm" svg:height="0.452cm" draw:z-index="16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0"><text:s/></text:span></text:p>
      <text:p text:style-name="P15"/>
      <text:p text:style-name="P15"/>
      <text:list text:style-name="L1">
        <text:list-item>
          <text:p text:style-name="P43"><text:span text:style-name="T21">Quelle </text:span><text:span text:style-name="T22">est </text:span><text:span text:style-name="T21">la nature de ce filtre ? </text:span></text:p>
        </text:list-item>
      </text:list>
      <text:p text:style-name="P49"><text:span text:style-name="T23"><text:tab/></text:span><text:span text:style-name="T59">C’est un filtre passe </text:span><text:span text:style-name="T61">bas</text:span><text:span text:style-name="T59">.</text:span></text:p>
      <text:list text:continue-numbering="true" text:style-name="L1">
        <text:list-item>
          <text:p text:style-name="P43">Calculer sa fréquence de coupure.</text:p>
          <text:p text:style-name="P43"><draw:frame draw:style-name="fr5" draw:name="Objet6" text:anchor-type="as-char" svg:y="-0.672cm" svg:width="7.04cm" svg:height="1.102cm" draw:z-index="18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</text:list-item>
        <text:list-item>
          <text:p text:style-name="P44">Cela est-il suffisant pour résoudre le problème ? </text:p>
          <text:p text:style-name="P44"/>
        </text:list-item>
      </text:list>
      <text:p text:style-name="P50"><text:span text:style-name="T42">Pour rappel, le gain G exprimé en dB est donné par :</text:span> <text:s text:c="2"/><draw:frame draw:style-name="fr7" draw:name="Objet19" text:anchor-type="as-char" svg:y="-0.683cm" svg:width="2.865cm" svg:height="1.124cm" draw:z-index="11"><draw:object xlink:href="./Object 6" xlink:type="simple" xlink:show="embed" xlink:actuate="onLoad"/><draw:image xlink:href="./ObjectReplacements/Object 6" xlink:type="simple" xlink:show="embed" xlink:actuate="onLoad"/><svg:desc>formule</svg:desc></draw:frame><text:s text:c="22"/>A<text:span text:style-name="T14">vec respectivement</text:span><text:span text:style-name="T41"><draw:frame draw:style-name="fr7" draw:name="Objet20" text:anchor-type="as-char" svg:y="-0.377cm" svg:width="0.718cm" svg:height="0.531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4">e</text:span><text:span text:style-name="T15">t</text:span><text:span text:style-name="T14"><draw:frame draw:style-name="fr7" draw:name="Objet21" text:anchor-type="as-char" svg:y="-0.377cm" svg:width="0.686cm" svg:height="0.531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5">l</text:span><text:span text:style-name="T14">es tensions efficaces à l'entrée et à la sortie du filtre.</text:span> <text:s text:c="90"/></text:p>
      <text:p text:style-name="P22"><text:span text:style-name="T28">T</text:span><text:span text:style-name="T44">racer, à l'aide d'un tableur, le diagramme de Bode (gain en dB et phase en degré) </text:span><text:span text:style-name="T50">du filtre</text:span><text:span text:style-name="T44">.</text:span><text:span text:style-name="T46"> </text:span></text:p>
      <text:p text:style-name="P17"><text:span text:style-name="T55">Conseil pour réaliser les mesures</text:span><text:span text:style-name="T53"> </text:span><text:span text:style-name="T54">:</text:span><text:span text:style-name="T45"> </text:span><text:span text:style-name="T46">Le</text:span><text:span text:style-name="T45">s tensions </text:span><text:span text:style-name="T48">efficaces </text:span><text:span text:style-name="T46">seront mesurées avec le multimètre et le déphasage avec </text:span><text:span text:style-name="T48">l’</text:span><text:span text:style-name="T46">oscilloscope. </text:span><text:span text:style-name="T43">On prendra davantage de mesures pour les fréquences comprises entre 0 et 50Hz et il sera inutile de dépasser la fréquence de 100Hz.</text:span> </text:p>
      <text:p text:style-name="P31"><text:span text:style-name="T43">En </text:span><text:span text:style-name="T49">déduire la courbe de tendance seulement sur</text:span><text:span text:style-name="T43"> les parties de courbe donnant le gain ou la phase en fonction de la fréquence pour des valeurs </text:span><text:span text:style-name="T43"><draw:frame draw:style-name="fr7" draw:name="Objet18" text:anchor-type="as-char" svg:y="-0.377cm" svg:width="1.6cm" svg:height="0.531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3"><text:s/>.</text:span></text:p>
      <text:p text:style-name="P31"><text:soft-page-break/><text:span text:style-name="T50">M</text:span><text:span text:style-name="T43">odéliser chaque tracé par une droite (ou le modèle le plus adapté) et donner les équations des droites</text:span><text:span text:style-name="T43"><draw:frame draw:style-name="fr7" draw:name="Objet26" text:anchor-type="as-char" svg:y="-0.377cm" svg:width="1.189cm" svg:height="0.483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51">et</text:span><text:span text:style-name="T43"> <text:s/></text:span><text:span text:style-name="T43"><draw:frame draw:style-name="fr6" draw:name="Objet5" text:anchor-type="as-char" svg:width="0.811cm" svg:height="0.492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43">. </text:span><text:s/></text:p>
      <text:p text:style-name="P31"/>
      <text:p text:style-name="P24"><text:s text:c="83"/></text:p>
      <text:h text:style-name="P42" text:outline-level="1">Compensation <text:span text:style-name="T56">logicielle </text:span>du filtre</text:h>
      <text:p text:style-name="P16"><text:span text:style-name="T43">Le signal utile ayant subi une atténuation, nous souhaitons que le </text:span><text:span text:style-name="T24">l</text:span><text:span text:style-name="T25">ogiciel d’affichage des courbes</text:span><text:span text:style-name="T43"> soit capable d'annuler cette atténuation. Ainsi chaque valeur lue sur la carte d'acquisition sera modifiée par programme en fonction de la fréquence de rotation de l'équilibreuse. Ceci reviendrait à avoir un gain global (</text:span><text:span text:style-name="T48">atténuation</text:span><text:span text:style-name="T43"> de filtre + gain du programme) nul.</text:span></text:p>
      <text:p text:style-name="P18"><text:span text:style-name="T47">Si on considère que le conditionneur </text:span><text:span text:style-name="T48">est</text:span><text:span text:style-name="T47"> réglé </text:span><text:span text:style-name="T26">a</text:span><text:span text:style-name="T27">fin d’</text:span><text:span text:style-name="T47">obtenir </text:span><text:span text:style-name="T29">une tension de calibrage de 10 Volts pour la capacité maximale de la jauge.</text:span><text:span text:style-name="T47"> </text:span><text:span text:style-name="T52">Complétez </text:span><text:span text:style-name="T47">la formule </text:span><text:span text:style-name="T52">obtenue lors du TD5 </text:span><text:span text:style-name="T47">pour tenir compte de l’atténuation engendrée par le filtre. Détaillez la formule </text:span><text:span text:style-name="T48">complète </text:span><text:span text:style-name="T47">de calcul, elle servira pour le codage du programme.</text:span></text:p>
      <text:p text:style-name="P19"><text:span text:style-name="T43">De la même manière, le signal utile étant déphasé, <text:s/></text:span><text:span text:style-name="T48">expliquez comment procéder pour annuler le retard induit par le filtre. D</text:span><text:span text:style-name="T47">onnez la formule </text:span><text:span text:style-name="T48">complète permettant</text:span><text:span text:style-name="T47"> <text:s/></text:span><text:span text:style-name="T48">cette correction</text:span><text:span text:style-name="T33"> </text:span><text:span text:style-name="T35">en tenant compte </text:span><text:span text:style-name="T36">également </text:span><text:span text:style-name="T35">du décalage de l’origine </text:span><text:span text:style-name="T38">prévu lors du TD5</text:span><text:span text:style-name="T35">.</text:span></text:p>
      <text:p text:style-name="P26">Le simulateur ESP32 génère deux courbes en phase de même amplitude :</text:p>
      <text:list text:style-name="L2">
        <text:list-item>
          <text:p text:style-name="P46">Une première courbe correspond à la courbe attendue. <text:span text:style-name="T57">L</text:span>e signal ne passe pas dans le module de filtrage. </text:p>
        </text:list-item>
        <text:list-item>
          <text:p text:style-name="P46">La seconde courbe est bruitée logiciellement, puis filtrée avec le filtre analogique de la carte. </text:p>
        </text:list-item>
      </text:list>
      <text:p text:style-name="P47">Configurez le simulateur pour obtenir les courbes décrite ci-dessus.</text:p>
      <text:p text:style-name="P37"><text:span text:style-name="T32">Modifiez le programme pour </text:span><text:span text:style-name="T37">la courbe filtrée afin de</text:span><text:span text:style-name="T32"> pouvoir </text:span><text:span text:style-name="T37">l’</text:span><text:span text:style-name="T32">afficher en </text:span><text:span text:style-name="T16">c</text:span><text:span text:style-name="T32">ompensant l’atténuation et le déphasage engendré par le filtre. </text:span><text:span text:style-name="T37">Pour la première courbe, vous tiendrez uniquement compte du décalage à l’origine et de la tension de calibrage du conditionneur. Pour cette courbe, c’est l’attendu du TD5.</text:span></text:p>
      <text:p text:style-name="P29"/>
      <text:p text:style-name="P38"><text:span text:style-name="T37">P</text:span><text:span text:style-name="T32">our rappel :</text:span></text:p>
      <text:p text:style-name="P30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32">Boutons</text:p>
          </table:table-cell>
          <table:table-cell table:style-name="Tableau8.A1" office:value-type="string">
            <text:p text:style-name="P33">Description</text:p>
          </table:table-cell>
          <table:table-cell table:style-name="Tableau8.C1" table:number-columns-spanned="2" office:value-type="string">
            <text:p text:style-name="P32">LEDs</text:p>
          </table:table-cell>
          <table:covered-table-cell/>
        </table:table-row>
        <table:table-row>
          <table:table-cell table:style-name="Tableau8.A2" table:number-rows-spanned="2" office:value-type="string">
            <text:p text:style-name="P32">BP1</text:p>
          </table:table-cell>
          <table:table-cell table:style-name="Tableau8.B2" office:value-type="string">
            <text:p text:style-name="P36">Injection d’un signal bruité sur la courbe A </text:p>
          </table:table-cell>
          <table:table-cell table:style-name="Tableau8.A2" table:number-rows-spanned="2" office:value-type="string">
            <text:p text:style-name="P34">1</text:p>
          </table:table-cell>
          <table:table-cell table:style-name="Tableau8.D2" office:value-type="string">
            <text:p text:style-name="P34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35">Courbe A <text:span text:style-name="T58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34">ON</text:p>
          </table:table-cell>
        </table:table-row>
        <table:table-row>
          <table:table-cell table:style-name="Tableau8.A2" table:number-rows-spanned="2" office:value-type="string">
            <text:p text:style-name="P32">BP2</text:p>
          </table:table-cell>
          <table:table-cell table:style-name="Tableau8.B2" office:value-type="string">
            <text:p text:style-name="P36">Injection d’un signal bruité sur la courbe O </text:p>
          </table:table-cell>
          <table:table-cell table:style-name="Tableau8.A2" table:number-rows-spanned="2" office:value-type="string">
            <text:p text:style-name="P34"><text:s text:c="2"/>2</text:p>
          </table:table-cell>
          <table:table-cell table:style-name="Tableau8.D4" office:value-type="string">
            <text:p text:style-name="P34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36">Courbe O <text:span text:style-name="T58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34">ON</text:p>
          </table:table-cell>
        </table:table-row>
        <table:table-row>
          <table:table-cell table:style-name="Tableau8.A2" table:number-rows-spanned="2" office:value-type="string">
            <text:p text:style-name="P32">BP3</text:p>
          </table:table-cell>
          <table:table-cell table:style-name="Tableau8.B2" office:value-type="string">
            <text:p text:style-name="P36">Courbe A et O déphasées de 180° (fonctionnement normal)</text:p>
          </table:table-cell>
          <table:table-cell table:style-name="Tableau8.A2" table:number-rows-spanned="2" office:value-type="string">
            <text:p text:style-name="P34">3 <text:s text:c="5"/></text:p>
          </table:table-cell>
          <table:table-cell table:style-name="Tableau8.D6" office:value-type="string">
            <text:p text:style-name="P34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36">Courbe A et O en phase</text:p>
          </table:table-cell>
          <table:covered-table-cell table:style-name="Tableau8.A2"/>
          <table:table-cell table:style-name="Tableau8.D7" office:value-type="string">
            <text:p text:style-name="P34">ON</text:p>
          </table:table-cell>
        </table:table-row>
        <table:table-row>
          <table:table-cell table:style-name="Tableau8.A2" table:number-rows-spanned="2" office:value-type="string">
            <text:p text:style-name="P32">BP4</text:p>
          </table:table-cell>
          <table:table-cell table:style-name="Tableau8.B2" office:value-type="string">
            <text:p text:style-name="P36">Amplitude réduite courbe O (fonctionnement normal)</text:p>
          </table:table-cell>
          <table:table-cell table:style-name="Tableau8.A2" table:number-rows-spanned="2" office:value-type="string">
            <text:p text:style-name="P34">4</text:p>
          </table:table-cell>
          <table:table-cell table:style-name="Tableau8.D8" office:value-type="string">
            <text:p text:style-name="P34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36">Même amplitude sur les Courbes A et O</text:p>
          </table:table-cell>
          <table:covered-table-cell table:style-name="Tableau8.A2"/>
          <table:table-cell table:style-name="Tableau8.D9" office:value-type="string">
            <text:p text:style-name="P34">ON</text:p>
          </table:table-cell>
        </table:table-row>
      </table:table>
      <text:p text:style-name="P28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f56613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style style:name="MT5" style:family="text">
      <style:text-properties officeooo:rsid="00eaef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6-202</text:span><text:span text:style-name="MT2">2</text:span><text:tab/>Préparation E5.2 – Équilibreuse<text:tab/>Page <text:page-number text:select-page="current">4</text:page-number>/<text:page-count>4</text:page-count></text:p>
      </style:footer>
      <style:footer-first>
        <text:p text:style-name="MP3"><text:span text:style-name="MT4">TD6 - 202</text:span><text:span text:style-name="MT5">1</text:span><text:tab/>Préparation E5.2 – Équilibreuse<text:tab/>Page <text:page-number text:select-page="current">1</text:page-number>/<text:page-count>4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10H52M46S</meta:editing-duration>
    <meta:editing-cycles>86</meta:editing-cycles>
    <meta:generator>LibreOffice/7.5.5.2$Linux_X86_64 LibreOffice_project/50$Build-2</meta:generator>
    <dc:title>USB uDIO Series</dc:title>
    <meta:initial-creator>Jan Zwiegers</meta:initial-creator>
    <dc:date>2023-12-11T10:55:37.049244229</dc:date>
    <meta:document-statistic meta:table-count="3" meta:image-count="2" meta:object-count="12" meta:page-count="4" meta:paragraph-count="89" meta:word-count="690" meta:character-count="4533" meta:non-whitespace-character-count="350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origin="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dddddd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66cm" svg:height="4.538cm" xlink:href="." xlink:type="simple" chart:class="chart:scatter" chart:style-name="ch1">
        <chart:plot-area chart:style-name="ch2" chart:data-source-has-labels="both" svg:x="0.651cm" svg:y="0.06cm" svg:width="8.406cm" svg:height="4.087cm">
          <chart:coordinate-region svg:x="0.744cm" svg:y="0.259cm" svg:width="8.033cm" svg:height="3.689cm"/>
          <chart:axis chart:dimension="x" chart:name="primary-x" chart:style-name="ch3" chartooo:axis-type="auto">
            <chart:title svg:x="2.72cm" svg:y="3.978cm" chart:style-name="ch4">
              <text:p>Position angulaire en degrés</text:p>
            </chart:title>
            <chart:categories table:cell-range-address="local-table.$A$2:.$A$38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3.364cm" chart:style-name="ch8">
              <text:p>Tension en Volts


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18963620750855">
                <text:p>1.18963620750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20250581558031">
                <text:p>2.20250581558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93301142954557">
                <text:p>2.93301142954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38494364293104">
                <text:p>3.38494364293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65920631701878">
                <text:p>3.65920631701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.8971109510738">
                <text:p>3.8971109510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20606194140382">
                <text:p>4.20606194140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60265464795764">
                <text:p>4.60265464795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.00001346410093">
                <text:p>5.00001346410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.24544338042171">
                <text:p>5.24544338042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.1908684306619">
                <text:p>5.1908684306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76312850044852">
                <text:p>4.76312850044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4.00121088658889">
                <text:p>4.0012108865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04290428480758">
                <text:p>3.04290428480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06697122001791">
                <text:p>2.06697122001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21769537399627">
                <text:p>1.21769537399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546860304641227">
                <text:p>0.546860304641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201961530817108">
                <text:p>0.0000201961530817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546832307894473">
                <text:p>-0.546832307894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21769867436317">
                <text:p>-1.21769867436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06700980889359">
                <text:p>-2.06700980889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04296520759541">
                <text:p>-3.04296520759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4.00127014933682">
                <text:p>-4.00127014933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76316215986112">
                <text:p>-4.76316215986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5.19086368247141">
                <text:p>-5.19086368247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5.2454044611997">
                <text:p>-5.2454044611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5960768365">
                <text:p>-4.999959607683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60261105456448">
                <text:p>-4.60261105456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20604798607776">
                <text:p>-4.20604798607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3.89713114889101">
                <text:p>-3.89713114889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65924827163659">
                <text:p>-3.65924827163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3849839365192">
                <text:p>-3.3849839365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93302669539441">
                <text:p>-2.93302669539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2.20248380885124">
                <text:p>-2.20248380885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1.18958168979043">
                <text:p>-1.18958168979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673205102115974">
                <text:p>0.0000673205102115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math xmlns="http://www.w3.org/1998/Math/MathML">
  <semantics>
    <mrow>
      <mi>G</mi>
      <mrow>
        <mo stretchy="false">(</mo>
        <mrow>
          <mi>f</mi>
        </mrow>
        <mo stretchy="false">)</mo>
      </mrow>
    </mrow>
    <annotation encoding="StarMath 5.0">G(f)</annotation>
  </semantics>
</math>
</file>

<file path=Object 11/content.xml><?xml version="1.0" encoding="utf-8"?>
<math xmlns="http://www.w3.org/1998/Math/MathML" display="block">
  <semantics>
    <mrow>
      <mi>θ</mi>
      <mrow>
        <mo fence="true" form="prefix" stretchy="true">(</mo>
        <mrow>
          <mi>f</mi>
        </mrow>
        <mo fence="true" form="postfix" stretchy="true">)</mo>
      </mrow>
    </mrow>
    <annotation encoding="StarMath 5.0">    θ left (f right )</annotation>
  </semantics>
</math>
</file>

<file path=Object 12/content.xml><?xml version="1.0" encoding="utf-8"?>
<math xmlns="http://www.w3.org/1998/Math/MathML" display="block">
  <semantics>
    <mrow>
      <mrow>
        <mrow>
          <msub>
            <mi>f</mi>
            <mi>c</mi>
          </msub>
          <mo stretchy="false">=</mo>
          <mfrac>
            <mrow>
              <mn>0</mn>
              <mn>,37</mn>
            </mrow>
            <mrow>
              <mn>2</mn>
              <mrow>
                <mi>π</mi>
                <mo stretchy="false">∗</mo>
                <mn>100</mn>
              </mrow>
              <mrow>
                <mn>000</mn>
                <mo stretchy="false">∗</mo>
                <mn>33</mn>
                <mo stretchy="false">∗</mo>
                <mn>10</mn>
              </mrow>
              <mi>⁻</mi>
              <mn>⁹</mn>
            </mrow>
          </mfrac>
          <mo stretchy="false">=</mo>
          <mrow>
            <mn>17</mn>
            <mn>,85</mn>
          </mrow>
        </mrow>
        <mi mathvariant="italic">Hz</mi>
      </mrow>
      <mrow/>
    </mrow>
    <annotation encoding="StarMath 5.0">{f} rsub {c} = {0,37} over {2 π*100 000*33*10⁻⁹} = {17,85}Hz
}</annotation>
  </semantics>
</math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origin="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dddddd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19cm" svg:height="4.531cm" xlink:href="." xlink:type="simple" chart:class="chart:scatter" chart:style-name="ch1">
        <chart:plot-area chart:style-name="ch2" chart:data-source-has-labels="both" svg:x="0.544cm" svg:y="0.048cm" svg:width="8cm" svg:height="4.218cm">
          <chart:coordinate-region svg:x="0.637cm" svg:y="0.248cm" svg:width="7.627cm" svg:height="3.819cm"/>
          <chart:axis chart:dimension="x" chart:name="primary-x" chart:style-name="ch3" chartooo:axis-type="auto">
            <chart:title svg:x="2.41cm" svg:y="3.971cm" chart:style-name="ch4">
              <text:p>Position angulaire en degrés</text:p>
            </chart:title>
            <chart:categories table:cell-range-address="local-table.$A$2:.$A$38"/>
            <chart:grid chart:style-name="ch5" chart:class="major"/>
          </chart:axis>
          <chart:axis chart:dimension="y" chart:name="primary-y" chart:style-name="ch6">
            <chart:title svg:x="0cm" svg:y="3.418cm" chart:style-name="ch7">
              <text:p>Tension en Volts

</text:p>
            </chart:title>
            <chart:grid chart:style-name="ch5" chart:class="major"/>
          </chart:axis>
          <chart:series chart:style-name="ch8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868241256655541">
                <text:p>0.868241256655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71010141952373">
                <text:p>1.71010141952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50000097168781">
                <text:p>2.50000097168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21393919444373">
                <text:p>3.21393919444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83022341761656">
                <text:p>3.83022341761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.33012814093026">
                <text:p>4.33012814093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69846399934442">
                <text:p>4.69846399934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92403928461945">
                <text:p>4.92403928461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.99999999999887">
                <text:p>4.99999999999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.92403811561056">
                <text:p>4.92403811561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4.69846169684642">
                <text:p>4.69846169684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33012477490344">
                <text:p>4.33012477490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.83021909033603">
                <text:p>3.83021909033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21393403739182">
                <text:p>3.21393403739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49999514155908">
                <text:p>2.499995141559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71009509346385">
                <text:p>1.71009509346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868234626878791">
                <text:p>0.868234626878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-0.00000673205103157341">
                <text:p>-0.00000673205103157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868247886430718">
                <text:p>-0.86824788643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71010774558052">
                <text:p>-1.71010774558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500006801812">
                <text:p>-2.500006801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2139443514898">
                <text:p>-3.2139443514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3.83022774489015">
                <text:p>-3.83022774489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33013150694924">
                <text:p>-4.33013150694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4.69846630183391">
                <text:p>-4.69846630183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4.92404045361941">
                <text:p>-4.92404045361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999999898">
                <text:p>-4.9999999999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92403694659274">
                <text:p>-4.92403694659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69845939433989">
                <text:p>-4.69845939433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4.33012140886877">
                <text:p>-4.33012140886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83021476304855">
                <text:p>-3.83021476304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21392888033409">
                <text:p>-3.21392888033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49998931142583">
                <text:p>-2.49998931142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.71008876740087">
                <text:p>-1.71008876740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868227997100466">
                <text:p>-0.868227997100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134641020631346">
                <text:p>0.0000134641020631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math xmlns="http://www.w3.org/1998/Math/MathML" display="block">
  <semantics>
    <mrow>
      <msub>
        <mi>f</mi>
        <mi>c</mi>
      </msub>
      <mo stretchy="false">=</mo>
      <mfrac>
        <mrow>
          <mn>0</mn>
          <mn>,37</mn>
        </mrow>
        <mrow>
          <mn>2</mn>
          <mi mathvariant="italic">πRC</mi>
        </mrow>
      </mfrac>
    </mrow>
    <annotation encoding="StarMath 5.0">{f} rsub {c} = {0,37} over {2 πRC}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n>33</mn>
      </mrow>
      <mi mathvariant="italic">nF</mi>
    </mrow>
    <annotation encoding="StarMath 5.0">C =33 nF</annotation>
  </semantics>
</math>
</file>

<file path=Object 5/content.xml><?xml version="1.0" encoding="utf-8"?>
<math xmlns="http://www.w3.org/1998/Math/MathML" display="block">
  <semantics>
    <mrow>
      <mrow>
        <mi>R</mi>
        <mo stretchy="false">=</mo>
        <mn>100</mn>
      </mrow>
      <mi mathvariant="italic">kΩ</mi>
    </mrow>
    <annotation encoding="StarMath 5.0">R =100 kΩ</annotation>
  </semantics>
</math>
</file>

<file path=Object 6/content.xml><?xml version="1.0" encoding="utf-8"?>
<math xmlns="http://www.w3.org/1998/Math/MathML">
  <semantics>
    <mrow>
      <mrow>
        <msub>
          <mi>G</mi>
          <mi mathvariant="italic">dB</mi>
        </msub>
        <mo stretchy="false">=</mo>
        <mn>20</mn>
      </mrow>
      <mi>log</mi>
      <mfrac>
        <msub>
          <mi>V</mi>
          <mi>S</mi>
        </msub>
        <msub>
          <mi>V</mi>
          <mi>E</mi>
        </msub>
      </mfrac>
    </mrow>
    <annotation encoding="StarMath 5.0">G_dB=20 log V_S over V_E</annotation>
  </semantics>
</math>
</file>

<file path=Object 7/content.xml><?xml version="1.0" encoding="utf-8"?>
<math xmlns="http://www.w3.org/1998/Math/MathML">
  <semantics>
    <mrow>
      <msub>
        <mi>V</mi>
        <mi>E</mi>
      </msub>
    </mrow>
    <annotation encoding="StarMath 5.0">V_E</annotation>
  </semantics>
</math>
</file>

<file path=Object 8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9/content.xml><?xml version="1.0" encoding="utf-8"?>
<math xmlns="http://www.w3.org/1998/Math/MathML">
  <semantics>
    <mrow>
      <mrow>
        <mi>f</mi>
        <mo stretchy="false">≤</mo>
        <msub>
          <mi>f</mi>
          <mi mathvariant="italic">max</mi>
        </msub>
      </mrow>
    </mrow>
    <annotation encoding="StarMath 5.0">f&lt;=f_max</annotation>
  </semantics>
</math>
</file>